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2.507cm" fo:min-width="3.752cm"/>
      <style:paragraph-properties style:writing-mode="lr-tb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2.507cm" fo:min-width="3.753cm"/>
      <style:paragraph-properties style:writing-mode="lr-tb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loext:graphic-properties draw:fill-color="#dddddd"/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5" draw:id="id5" draw:layer="layout" svg:width="4.252cm" svg:height="2.757cm" svg:x="8.712cm" svg:y="9.822cm">
          <text:p text:style-name="P1"><text:span text:style-name="T1">PITCH_UP</text:span></text:p>
          <text:p text:style-name="P1"><text:span text:style-name="T2">Both Eyebrows Up</text:span></text:p>
          <text:p text:style-name="P1"><text:span text:style-name="T3"/></text:p>
          <text:list text:style-name="L1">
            <text:list-item>
              <text:p text:style-name="P2"><text:span text:style-name="T2">Altitude Control Disable</text:span></text:p>
            </text:list-item>
            <text:list-item>
              <text:p text:style-name="P2"><text:span text:style-name="T2">Pitch Control Enable</text:span></text:p>
            </text:list-item>
            <text:list-item>
              <text:p text:style-name="P2"><text:span text:style-name="T2">Pitch Control Set +15°</text:span></text:p>
            </text:list-item>
            <text:list-item>
              <text:p text:style-name="P2"><text:span text:style-name="T2">Bank Control Set 0°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4" draw:id="id4" draw:layer="layout" svg:width="4.252cm" svg:height="2.757cm" svg:x="8.712cm" svg:y="17.403cm">
          <text:p text:style-name="P1"><text:span text:style-name="T1">PITCH_DOWN</text:span></text:p>
          <text:p text:style-name="P1"><text:span text:style-name="T2">Both Eyebrows Down</text:span></text:p>
          <text:p text:style-name="P1"><text:span text:style-name="T3"/></text:p>
          <text:list text:style-name="L1">
            <text:list-item>
              <text:p text:style-name="P2"><text:span text:style-name="T2">Altitude Control Disable</text:span></text:p>
            </text:list-item>
            <text:list-item>
              <text:p text:style-name="P2"><text:span text:style-name="T2">Pitch Control Enable</text:span></text:p>
            </text:list-item>
            <text:list-item>
              <text:p text:style-name="P2"><text:span text:style-name="T2">Pitch Control Set -15°</text:span></text:p>
            </text:list-item>
            <text:list-item>
              <text:p text:style-name="P2"><text:span text:style-name="T2">Bank Control Set 0°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" draw:id="id1" draw:layer="layout" svg:width="4.252cm" svg:height="2.757cm" svg:x="8.712cm" svg:y="13.498cm">
          <text:p text:style-name="P1"><text:span text:style-name="T1">ALT_HOLD</text:span></text:p>
          <text:p text:style-name="P1"><text:span text:style-name="T2">Both Eyebrows Neutral</text:span></text:p>
          <text:p text:style-name="P1"><text:span text:style-name="T1"/></text:p>
          <text:list text:style-name="L1">
            <text:list-item>
              <text:p text:style-name="P2"><text:span text:style-name="T2">Altitude Control Enable</text:span></text:p>
            </text:list-item>
            <text:list-item>
              <text:p text:style-name="P2"><text:span text:style-name="T2">Pitch Control Disable</text:span></text:p>
            </text:list-item>
            <text:list-item>
              <text:p text:style-name="P2"><text:span text:style-name="T2">Bank Control Set 0°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4.253cm" svg:height="2.757cm" svg:x="13.892cm" svg:y="13.498cm">
          <text:p text:style-name="P1"><text:span text:style-name="T1">BANK_RIGHT</text:span></text:p>
          <text:p text:style-name="P1"><text:span text:style-name="T2">Left Eyebrow Up</text:span></text:p>
          <text:p text:style-name="P1"><text:span text:style-name="T3"/></text:p>
          <text:list text:style-name="L1">
            <text:list-item>
              <text:p text:style-name="P2"><text:span text:style-name="T2">Altitude Control Enable</text:span></text:p>
            </text:list-item>
            <text:list-item>
              <text:p text:style-name="P2"><text:span text:style-name="T2">Pitch Control Disable</text:span></text:p>
            </text:list-item>
            <text:list-item>
              <text:p text:style-name="P2"><text:span text:style-name="T2">Bank Control Set +30°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layout" svg:width="4.253cm" svg:height="2.757cm" svg:x="3.54cm" svg:y="13.498cm">
          <text:p text:style-name="P1"><text:span text:style-name="T1">BANK_LEFT</text:span></text:p>
          <text:p text:style-name="P1"><text:span text:style-name="T2">Right Eyebrow Up</text:span></text:p>
          <text:p text:style-name="P1"><text:span text:style-name="T3"/></text:p>
          <text:list text:style-name="L1">
            <text:list-item>
              <text:p text:style-name="P2"><text:span text:style-name="T2">Altitude Control Enable</text:span></text:p>
            </text:list-item>
            <text:list-item>
              <text:p text:style-name="P2"><text:span text:style-name="T2">Pitch Control Disable</text:span></text:p>
            </text:list-item>
            <text:list-item>
              <text:p text:style-name="P2"><text:span text:style-name="T2">Bank Control Set -30°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53cm" svg:height="2.757cm" svg:x="3.54cm" svg:y="7.065cm">
          <text:p text:style-name="P1"><text:span text:style-name="T1">START_UP</text:span><text:span text:style-name="T1"><text:line-break/></text:span><text:span text:style-name="T1"/></text:p>
          <text:list text:style-name="L1">
            <text:list-item>
              <text:p text:style-name="P2"><text:span text:style-name="T2">Altitude Control Enable</text:span></text:p>
            </text:list-item>
            <text:list-item>
              <text:p text:style-name="P2"><text:span text:style-name="T2">Bank Control Enable</text:span></text:p>
            </text:list-item>
            <text:list-item>
              <text:p text:style-name="P2"><text:span text:style-name="T2">Bank Control Set 0° <text:s text:c="2"/></text:span><text:span text:style-name="T2"><text:line-break/></text:span><text:span text:style-name="T2"><text:tab/></text:span><text:span text:style-name="T2">*(Initial Stat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2.964cm" svg:y1="14.876cm" svg:x2="13.892cm" svg:y2="14.876cm" draw:start-shape="id1" draw:start-glue-point="1" draw:end-shape="id2" draw:end-glue-point="3" svg:d="M12964 14876h928" svg:viewBox="0 0 929 1">
          <text:p text:style-name="P4"><text:span text:style-name="T3"/></text:p>
        </draw:connector>
        <draw:connector draw:style-name="gr3" draw:text-style-name="P5" draw:layer="layout" draw:type="line" svg:x1="7.793cm" svg:y1="14.876cm" svg:x2="8.712cm" svg:y2="14.876cm" draw:start-shape="id3" draw:start-glue-point="1" draw:end-shape="id1" draw:end-glue-point="3" svg:d="M7793 14876h919" svg:viewBox="0 0 920 1">
          <text:p text:style-name="P4"><text:span text:style-name="T3"/></text:p>
        </draw:connector>
        <draw:connector draw:style-name="gr3" draw:text-style-name="P5" draw:layer="layout" draw:type="line" svg:x1="10.838cm" svg:y1="16.255cm" svg:x2="10.838cm" svg:y2="17.403cm" draw:start-shape="id1" draw:start-glue-point="2" draw:end-shape="id4" draw:end-glue-point="0" svg:d="M10838 16255v1148" svg:viewBox="0 0 1 1149">
          <text:p text:style-name="P4"><text:span text:style-name="T3"/></text:p>
        </draw:connector>
        <draw:connector draw:style-name="gr3" draw:text-style-name="P5" draw:layer="layout" draw:type="line" svg:x1="10.838cm" svg:y1="13.498cm" svg:x2="10.838cm" svg:y2="12.579cm" draw:start-shape="id1" draw:start-glue-point="0" draw:end-shape="id5" draw:end-glue-point="2" svg:d="M10838 13498v-919" svg:viewBox="0 0 1 920">
          <text:p text:style-name="P4"><text:span text:style-name="T3"/></text:p>
        </draw:connector>
        <draw:line draw:style-name="gr4" draw:text-style-name="P5" draw:layer="layout" svg:x1="5.666cm" svg:y1="9.822cm" svg:x2="8.738cm" svg:y2="13.498cm">
          <text:p text:style-name="P4"><text:span text:style-name="T3"/></text:p>
        </draw:line>
        <draw:connector draw:style-name="gr3" draw:text-style-name="P5" draw:layer="layout" draw:type="line" svg:x1="5.666cm" svg:y1="13.498cm" svg:x2="8.712cm" svg:y2="11.2cm" draw:start-shape="id3" draw:start-glue-point="0" draw:end-shape="id5" svg:d="M5666 13498l3046-2298" svg:viewBox="0 0 3047 2299">
          <text:p text:style-name="P4"><text:span text:style-name="T3"/></text:p>
        </draw:connector>
        <draw:connector draw:style-name="gr3" draw:text-style-name="P5" draw:layer="layout" draw:type="line" svg:x1="12.964cm" svg:y1="11.2cm" svg:x2="16.018cm" svg:y2="13.498cm" draw:start-shape="id5" draw:start-glue-point="1" draw:end-shape="id2" draw:end-glue-point="0" svg:d="M12964 11200l3054 2298" svg:viewBox="0 0 3055 2299">
          <text:p text:style-name="P4"><text:span text:style-name="T3"/></text:p>
        </draw:connector>
        <draw:connector draw:style-name="gr3" draw:text-style-name="P5" draw:layer="layout" draw:type="line" svg:x1="16.018cm" svg:y1="16.255cm" svg:x2="12.964cm" svg:y2="18.781cm" draw:start-shape="id2" draw:start-glue-point="2" draw:end-shape="id4" draw:end-glue-point="1" svg:d="M16018 16255l-3054 2526" svg:viewBox="0 0 3055 2527">
          <text:p text:style-name="P4"><text:span text:style-name="T3"/></text:p>
        </draw:connector>
        <draw:connector draw:style-name="gr3" draw:text-style-name="P5" draw:layer="layout" draw:type="line" svg:x1="5.666cm" svg:y1="16.255cm" svg:x2="8.712cm" svg:y2="18.781cm" draw:start-shape="id3" draw:start-glue-point="2" draw:end-shape="id4" svg:d="M5666 16255l3046 2526" svg:viewBox="0 0 3047 2527">
          <text:p text:style-name="P4"><text:span text:style-name="T3"/></text:p>
        </draw:connector>
        <draw:connector draw:style-name="gr3" draw:text-style-name="P5" draw:layer="layout" draw:type="curve" draw:line-skew="-0.892cm 11.204cm 0.852cm" svg:x1="10.838cm" svg:y1="9.822cm" svg:x2="10.838cm" svg:y2="20.16cm" draw:start-shape="id5" draw:start-glue-point="0" draw:end-shape="id4" draw:end-glue-point="2" svg:d="M10838 9822c0-2091 8577-1394 8577 5148s-8577 7218-8577 5190" svg:viewBox="0 0 8578 12403">
          <text:p text:style-name="P4"><text:span text:style-name="T3"/></text:p>
        </draw:connector>
        <draw:connector draw:style-name="gr5" draw:text-style-name="P6" draw:layer="layout" draw:type="curve" draw:line-skew="-1.912cm 5.2cm 1.583cm" svg:x1="3.54cm" svg:y1="14.876cm" svg:x2="18.145cm" svg:y2="14.876cm" draw:start-shape="id3" draw:start-glue-point="3" draw:end-shape="id2" draw:end-glue-point="1" svg:d="M3540 14876c-3621 0-2414 7079 7137 7079s10592-7079 7468-7079" svg:viewBox="0 0 18064 708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1T19:41:01.719539578</meta:creation-date>
    <dc:date>2023-01-21T20:10:30.613007023</dc:date>
    <meta:editing-duration>PT16M27S</meta:editing-duration>
    <meta:editing-cycles>5</meta:editing-cycles>
    <meta:generator>LibreOffice/7.3.7.2$Linux_X86_64 LibreOffice_project/30$Build-2</meta:generator>
    <meta:document-statistic meta:object-count="17"/>
  </office:meta>
</office:document-meta>
</file>